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3.87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3.974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895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4.791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4.632cm" fo:break-before="auto" style:use-optimal-row-height="true"/>
    </style:style>
    <style:style style:name="ro23" style:family="table-row">
      <style:table-row-properties style:row-height="6.923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3.159cm" fo:break-before="auto" style:use-optimal-row-height="true"/>
    </style:style>
    <style:style style:name="ro26" style:family="table-row">
      <style:table-row-properties style:row-height="2.316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4.711cm" fo:break-before="auto" style:use-optimal-row-height="true"/>
    </style:style>
    <style:style style:name="ro29" style:family="table-row">
      <style:table-row-properties style:row-height="6.16cm" fo:break-before="auto" style:use-optimal-row-height="true"/>
    </style:style>
    <style:style style:name="ro30" style:family="table-row">
      <style:table-row-properties style:row-height="8.819cm" fo:break-before="auto" style:use-optimal-row-height="true"/>
    </style:style>
    <style:style style:name="ro31" style:family="table-row">
      <style:table-row-properties style:row-height="4.316cm" fo:break-before="auto" style:use-optimal-row-height="true"/>
    </style:style>
    <style:style style:name="ro32" style:family="table-row">
      <style:table-row-properties style:row-height="2.395cm" fo:break-before="auto" style:use-optimal-row-height="true"/>
    </style:style>
    <style:style style:name="ro33" style:family="table-row">
      <style:table-row-properties style:row-height="2.895cm" fo:break-before="auto" style:use-optimal-row-height="true"/>
    </style:style>
    <style:style style:name="ro34" style:family="table-row">
      <style:table-row-properties style:row-height="1.473cm" fo:break-before="auto" style:use-optimal-row-height="true"/>
    </style:style>
    <style:style style:name="ro35" style:family="table-row">
      <style:table-row-properties style:row-height="3.605cm" fo:break-before="auto" style:use-optimal-row-height="true"/>
    </style:style>
    <style:style style:name="ro36" style:family="table-row">
      <style:table-row-properties style:row-height="2.184cm" fo:break-before="auto" style:use-optimal-row-height="true"/>
    </style:style>
    <style:style style:name="ro37" style:family="table-row">
      <style:table-row-properties style:row-height="5.738cm" fo:break-before="auto" style:use-optimal-row-height="true"/>
    </style:style>
    <style:style style:name="ro38" style:family="table-row">
      <style:table-row-properties style:row-height="2.974cm" fo:break-before="auto" style:use-optimal-row-height="true"/>
    </style:style>
    <style:style style:name="ro39" style:family="table-row">
      <style:table-row-properties style:row-height="2.263cm" fo:break-before="auto" style:use-optimal-row-height="true"/>
    </style:style>
    <style:style style:name="ro40" style:family="table-row">
      <style:table-row-properties style:row-height="1.552cm" fo:break-before="auto" style:use-optimal-row-height="true"/>
    </style:style>
    <style:style style:name="ro41" style:family="table-row">
      <style:table-row-properties style:row-height="3.685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43" style:family="table-row">
      <style:table-row-properties style:row-height="5.106cm" fo:break-before="auto" style:use-optimal-row-height="true"/>
    </style:style>
    <style:style style:name="ro44" style:family="table-row">
      <style:table-row-properties style:row-height="4.554cm" fo:break-before="auto" style:use-optimal-row-height="true"/>
    </style:style>
    <style:style style:name="ro45" style:family="table-row">
      <style:table-row-properties style:row-height="1.637cm" fo:break-before="auto" style:use-optimal-row-height="true"/>
    </style:style>
    <style:style style:name="ro46" style:family="table-row">
      <style:table-row-properties style:row-height="1.52cm" fo:break-before="auto" style:use-optimal-row-height="true"/>
    </style:style>
    <style:style style:name="ro47" style:family="table-row">
      <style:table-row-properties style:row-height="5.293cm" fo:break-before="auto" style:use-optimal-row-height="true"/>
    </style:style>
    <style:style style:name="ro4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3T13:48:23.91">
            <text:p>0503 <text:s/>1348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03T13:48:23.91">
            <text:p>0503 <text:s/>1348</text:p>
          </table:table-cell>
          <table:table-cell table:style-name="ce8" table:formula="of:=NOW()" office:value-type="date" office:date-value="2022-05-03T13:48:23.91">
            <text:p>0503 <text:s/>134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3T13:48:23.91">
            <text:p>0503 <text:s/>134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03T13:48:23.91">
            <text:p>0503 <text:s/>1348</text:p>
          </table:table-cell>
          <table:table-cell table:style-name="ce8" table:formula="of:=NOW()" office:value-type="date" office:date-value="2022-05-03T13:48:23.91">
            <text:p>0503 <text:s/>1348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7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 ==&gt; ULwesithath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9T14:29:38.790001">
            <text:p>04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a ósmej kwiecień. / Księwiek : 26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ثامن والعشرين من شهر أبريل \ الساد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8). / 곡우(4.20), 제 아홉(9) 날. / 차후(4.25), 제 넷(4) 날. <text:s/>/ 네닌기원(レーニン紀元) 152. 공자 기원, 2574. 간교 봉기 기원(元慶蜂起紀元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クロ。また、壁にいる。階段と餌場との、中間。ミケは、突出の手前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ミケは、突出をくぐって、近くに来る。クロは、くぐらず。＜１＞ミケに餌をあげたあとも、こちらを見ている。＜２＞クロの下へ行く。「来な、ごはんはいいから」と、呼びかけ。＜３＞ミケの前を過ぎ、歩道よりの、擁壁の前へ。再び、クロへ、「来な、来な」と、声をかけ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すると、クロが、ミケの後ろを通って、こちらへくる。自ら、地面へ降り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マッサージ。抱きしめ。再び、クロは、私の足元に、かがみ座りして、遠方を見や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じきに、ミケも降りてくる。走ってくるミケを、クロはちらりと見やる。ミケが到着。クロは、まもなく、我々を離れ、２－３歩離れた、歩道よりの位置に移る。再び、しゃがみ座り、眺め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６）やがて、ミケも、クロの元へ行く。クロの頭を舐めている。私は、スマホのカメラを開く。明かりを点灯させる。２匹に向ける。</text:p>
            <text:p>商店が定まらない。かざしを続ける。すると、まもなく、クロが立ち上がる。目の前の、歩道へ抜ける階段に、ゆっくりと移動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１＞私は、「ごめん」、と声をかけて、後を追う。クロは、階段の段々の手前。私は、４歩ぐらい離れた位置。クロが、「キュウ」か、[ニャ]、のような、高めの音程の声を、一声、発する。一瞬の間を置いて、クロは、階段を横切り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７）階段を横切り、遊具場所に通じる小道も渡る。運動場[ば]の周縁部にある、ベンチ。の、そばまで進む。私は、後を追う。間隔を保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８）しまいに、クロは、空いているベンチの下に、身を収める。しゃがみ座り。全部で３つか、あるベンチのうち、一番西側のもの。一番東側には、少年か、一人、座っている。私がクロのベンチに近づくと、私の気配に気づいたような、わずかな身体の動き。私は、その人物に向かって、かすかに、頭礼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９）クロの、１－２歩前に、しゃがむ。クロに、「悪かったな、」、とか何か、発したか。やがて、クロは、ベンチのしたから、私の方へ出てくる。私の左横を、通り過ぎ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０）そして、クロは、鉄階段の方へ進む。切り株で、爪研ぎ。そして、階段の基部へ。擁壁側の基部。のたもとで、また、しゃがみ座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１）途中を端折る。クロを、擁壁の上へ戻す。後ろ向きで、首を回して、こちらを見ている。私は、ペーストの袋を、昨日のように、クロの鼻先へ掲げる。＜２＞クロは、袋を見やるだけ。顔もうごかさ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３＞私は、ペーストの袋を下げ、手を持ち替えて、空いた左手で、クロの頬に、手を伸ばす。クロは、逃げない。クロの頬、そして、額を、軽く撫でる。クロは、こちらを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４＞その、こちらを見ているクロの目が、眼球の周辺が、潤んでいるように、光を反射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５＞続けて、私は、クロの横腹か、後ろ足を、ポンと、軽く叩いたか。「もういいよ、好きなこと、しな」という、伝言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６＞クロは、そして、また、歩道よりの位置へ向かう。歩道の方を見ている。立ち座り（前足は伸ばしたまま。腰は、地面に下げてい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date" office:date-value="2022-05-01T15:49:46.21">
            <text:p>05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trzydziestej kwiecień. / Księwiek : 28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4" table:number-rows-spanned="1">
            <text:p>يوم السبت، الثلاثين من شهر أبريل \ الثامن والعشرين من شهر رمضان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30). / 곡우(4/20), 제 열하나(11) 날. / 말후(4/30), 제 하나 날.</text:p>
            <text:p>공자 기원, +552 / 네린 기원, -1870. / 간교 기원, -878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4/29、金曜。雨がパラパラ。餌やり場に到着。右手の奥から（学校への階段の方向）、ミケがやってくる。ニャア、と、声をあ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歩道側に来な、と呼びかける。このときからか、ミケの声が、[オウ、オオウ]と、変わる。普段とは違う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私は、歩道に出る。フェンスの下の隙間から、ペーストを差し入れる。地面に落とす。＜２＞ミケは、ペーストに近づく。＜３＞私は、ここで、西側へ向かい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西の角。柵の中へ、「クロ！クロ！」と、呼びかける。気配なし。動くもの、なし。＜２＞この時点で、ミケがまた、「オオウ、オオウ」と、声を上げ始める。＜３＞私は、周りに聞こえてしまうという憂慮、そして、自分の胸も、ジンジンと痛むのに、耐えられず、ミケに、[シッ、シッ]と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ミケは、鳴き止まない。「オオウ」を、続けている。＜２＞私は、ミケの前（この時点で、ミケは、ペーストの場所から、南側フェンスの、真ん中辺りまで、出張ってきている）まで行き、ミケの前で、ミケの顔に向かって、「シュッ！」と、一声[いっせい]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ミケは、何か、顔に礫[つぶて]を受けたように、目を瞬かせ、顔を後ろへ引く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７）私は、公園に戻る。餌やり場の前に来る。ミケは、その時点で、私の左手にいる。＜２＞そして、私の前を通って、プールの基部の、柱の近くへ進む。＜３＞私は、胸がいくらか和らいでいる。ミケに、声をかける。「ミケ、また来るからな」、だった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８）ミケは、声は出さない。その場で、なにか、身体は、動いていたか。顔を舐め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j-9</text:p>
          </table:table-cell>
          <table:table-cell table:style-name="ce19" office:value-type="string" table:number-columns-spanned="3" table:number-rows-spanned="1">
            <text:p>(4/30) （１）餌やり場に着く。壁には、ミケはいない。＜１＞フェンスの前に立つ。その頃、ミケが、西側から、プールしたの、半ばを過ぎた辺りまで、来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j-10</text:p>
          </table:table-cell>
          <table:table-cell table:style-name="ce19" office:value-type="string" table:number-columns-spanned="3" table:number-rows-spanned="1">
            <text:p>（２）フェンスの手前まで来る。私に、ニャアと、声をあげる。＜２＞私は、「出てきな」と、呼びかける。続いて、ミケは、壁に出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j-11</text:p>
          </table:table-cell>
          <table:table-cell table:style-name="ce19" office:value-type="string" table:number-columns-spanned="3" table:number-rows-spanned="1">
            <text:p>（３）目の前まで来る。手を差し伸べると、顔を擦り付けてくる。&lt;2&gt;前日の、舌鳴らしが、ミケを、私から離してしまったか、と案じ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j-12</text:p>
          </table:table-cell>
          <table:table-cell table:style-name="ce19" office:value-type="string" table:number-columns-spanned="3" table:number-rows-spanned="1">
            <text:p>（４）前足の根元を掴んで、抱き下ろす。&lt;2&gt;私の肩に、両方の前足を、載せる。＜２＞その時点で、身体を動かし、壁に戻ろうとしている。私に対して、心を閉じてしまったか、と後悔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5-02T13:27:15.81">
            <text:p>05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pierwszej Maja. / Księwiek : 0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حد، الأول من شهر مايو \ التاسع والعشرين من شهر رمضان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5/1). / 곡우(4/20), 제 열둘(12) 날. / 말후(4/30), 제 둘 날. (2) 공자 년, +552 / 네닌 년, -1870 / 간교(元慶)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NgeSonto[niedziele / inyanga[miesia_c / ezinhlanu[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33" office:value-type="string" table:number-columns-spanned="3" table:number-rows-spanned="1">
            <text:p>猫。ミケ。来てくれる。クロ。来ない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33" office:value-type="string" table:number-columns-spanned="3" table:number-rows-spanned="1">
            <text:p>午前中、壁に行く。西の一画へ行く。道路から向かって、右手の奥、角。ミケは、いない。＜２＞葉が、いくらか、こんもりと集まっている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33" office:value-type="string" table:number-columns-spanned="3" table:number-rows-spanned="1">
            <text:p>（３）そのこんもりの後ろ、学校の塀。表面に、凹凸あり。&lt;2&gt;こんもりの天面。の、すぐ背後。凹凸の、凸が、配置されているか。ちょうど、影がち。色が、灰色、濃いめ。左上が、かく、かく、と、２つのとんがりの形。ちょうど、土曜に、病院へ行く時。ミケが、そこに寝ていたのだが、そのミケの、私から見て左側に、その、かくかく、が見えた。それは、クロの耳だと、私には、見えた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こうして、見てみると、それは、耳だと思ったものは、いま見えている、[かくかく]の、部分だった（の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3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夜。上述のとおり、ミケは来てくれた。ただ、私が壁に着いたときは、いない。西へ行って、呼びかける。気配なし。＜２＞壁に戻る。壁の前に立つ、５－６歩まえの位置のとき、[ニャ]と、微かな声が聞こえたように感じた。＜３＞壁の前に立つ。下空間の、南側。西の端と、こちら側との、中間辺り。丸みを帯びた、影がある。見始めの時、一瞬だろうか、影は動かない。わずかに、訝しみの念。＜４＞そしてすぐ、影は動く。ミケとなって、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4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壁まで出てくるように言ったか、あるいは、私が歩道へ回って、フェンス越しにあげたか。記憶が不詳。思い出せない。ペーストをひと袋、あげる。固形はあげなかった。食べているミケに向かって、[こないだんときは、悪かったな]、と、侘びの言葉をかける。ミケの[アウアウ]を、受け止めてあげられなかったこと。ぴしゃっと、声で、ミケの顔を、叩[はた]いてしまっ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 office:value-type="date" office:date-value="2022-05-03T13:09:39.97">
            <text:p>050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rugiej Maja. / Księwiek : 1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ني من شهر مايو \ الثلاثين من شهر رمضان، يوم الأخي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5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2). / 곡우(4/20), 제 열셋 날. / 말후(4/30), 제 셋 날. / 공자년, +552. 네닌 년, -1870. 간교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오늘은 --&gt; 없음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6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ミケ。来てくれた。壁の上にいる。階段と餌壁、中間。鳴き声をだ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7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クロ。来ない。＜２＞階段の手前に来たとき、微かに、[ニャ、]という、細い声を聞いた気がした。ミケを見つけて、見上げながら歩き始めたとき、また、右手から、[ニャ、]という声。その時点で、ドンかな、と思った。＜３＞１回目、階段の手前のとき。階段の下を通るとき。クロかな、と、なんの疑念もなく、考えが浮かんだ。もしそうだとしても、驚かない。だろう、という、何か、静かな、悟りのような状態に、頭は、い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03T13:48:24.58">
            <text:p>2022/5/3 13:48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8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2022/05/03</text:date>, <text:time>13:4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03T13:48:23.33</dc:date>
    <dc:creator>iwabuchi ken</dc:creator>
    <meta:editing-duration>P17DT22H35M1S</meta:editing-duration>
    <meta:editing-cycles>2471</meta:editing-cycles>
    <meta:generator>OpenOffice/4.1.3$Win32 OpenOffice.org_project/413m1$Build-9783</meta:generator>
    <meta:document-statistic meta:table-count="2" meta:cell-count="1073" meta:object-count="0"/>
  </office:meta>
</office:document-meta>
</file>